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to" table:style-name="ta1">
        <table:shapes>
          <draw:frame draw:z-index="0" draw:style-name="gr1" draw:text-style-name="P1" svg:width="6.2988in" svg:height="3.5429in" svg:x="3.678in" svg:y="1.1764in">
            <draw:object draw:notify-on-update-of-ranges="Recto.A2:Recto.A21 Recto.B2:Recto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06in" svg:x="9.1902in" svg:y="1.1406in">
            <draw:object draw:notify-on-update-of-ranges="Recto.B1:Recto.B1 Recto.B2:Recto.B21 Recto.C1:Recto.C1 Recto.C2:Recto.C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formula="of:=-[.B2]/[.$F$5] + [.A2]/[.$F$5]" office:value-type="float" office:value="0.0006" calcext:value-type="float">
            <text:p>0.0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5" calcext:value-type="float">
            <text:p>0.715</text:p>
          </table:table-cell>
          <table:table-cell table:formula="of:=-[.B3]/[.$F$5] + [.A3]/[.$F$5]" office:value-type="float" office:value="0.00285" calcext:value-type="float">
            <text:p>0.0028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" calcext:value-type="float">
            <text:p>1.228</text:p>
          </table:table-cell>
          <table:table-cell table:formula="of:=-[.B4]/[.$F$5] + [.A4]/[.$F$5]" office:value-type="float" office:value="0.00272" calcext:value-type="float">
            <text:p>0.00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4" calcext:value-type="float">
            <text:p>1.584</text:p>
          </table:table-cell>
          <table:table-cell table:formula="of:=-[.B5]/[.$F$5] + [.A5]/[.$F$5]"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35" calcext:value-type="float">
            <text:p>1.935</text:p>
          </table:table-cell>
          <table:table-cell table:formula="of:=-[.B6]/[.$F$5] + [.A6]/[.$F$5]" office:value-type="float" office:value="0.00565" calcext:value-type="float">
            <text:p>0.005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2" calcext:value-type="float">
            <text:p>2.362</text:p>
          </table:table-cell>
          <table:table-cell table:formula="of:=-[.B7]/[.$F$5] + [.A7]/[.$F$5]" office:value-type="float" office:value="0.00638" calcext:value-type="float">
            <text:p>0.0063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691" calcext:value-type="float">
            <text:p>2.691</text:p>
          </table:table-cell>
          <table:table-cell table:formula="of:=-[.B8]/[.$F$5] + [.A8]/[.$F$5]" office:value-type="float" office:value="0.00809" calcext:value-type="float">
            <text:p>0.008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99" calcext:value-type="float">
            <text:p>3.099</text:p>
          </table:table-cell>
          <table:table-cell table:formula="of:=-[.B9]/[.$F$5] + [.A9]/[.$F$5]" office:value-type="float" office:value="0.00901" calcext:value-type="float">
            <text:p>0.0090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465" calcext:value-type="float">
            <text:p>3.465</text:p>
          </table:table-cell>
          <table:table-cell table:formula="of:=-[.B10]/[.$F$5] + [.A10]/[.$F$5]" office:value-type="float" office:value="0.01035" calcext:value-type="float">
            <text:p>0.010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24" calcext:value-type="float">
            <text:p>3.824</text:p>
          </table:table-cell>
          <table:table-cell table:formula="of:=-[.B11]/[.$F$5] + [.A11]/[.$F$5]" office:value-type="float" office:value="0.01176" calcext:value-type="float">
            <text:p>0.01176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table:formula="of:=-[.B12]/[.$F$5] + [.A12]/[.$F$5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7" calcext:value-type="float">
            <text:p>4.57</text:p>
          </table:table-cell>
          <table:table-cell table:formula="of:=-[.B13]/[.$F$5] + [.A13]/[.$F$5]" office:value-type="float" office:value="0.0143" calcext:value-type="float">
            <text:p>0.0143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.01" calcext:value-type="float">
            <text:p>5.01</text:p>
          </table:table-cell>
          <table:table-cell table:formula="of:=-[.B14]/[.$F$5] + [.A14]/[.$F$5]" office:value-type="float" office:value="0.0149" calcext:value-type="float">
            <text:p>0.014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5" calcext:value-type="float">
            <text:p>5.15</text:p>
          </table:table-cell>
          <table:table-cell table:formula="of:=-[.B15]/[.$F$5] + [.A15]/[.$F$5]" office:value-type="float" office:value="0.0185" calcext:value-type="float">
            <text:p>0.0185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17" calcext:value-type="float">
            <text:p>5.17</text:p>
          </table:table-cell>
          <table:table-cell table:formula="of:=-[.B16]/[.$F$5] + [.A16]/[.$F$5]" office:value-type="float" office:value="0.0233" calcext:value-type="float">
            <text:p>0.02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9" calcext:value-type="float">
            <text:p>5.19</text:p>
          </table:table-cell>
          <table:table-cell table:formula="of:=-[.B17]/[.$F$5] + [.A17]/[.$F$5]" office:value-type="float" office:value="0.0281" calcext:value-type="float">
            <text:p>0.028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21" calcext:value-type="float">
            <text:p>5.21</text:p>
          </table:table-cell>
          <table:table-cell table:formula="of:=-[.B18]/[.$F$5] + [.A18]/[.$F$5]" office:value-type="float" office:value="0.0329" calcext:value-type="float">
            <text:p>0.03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2" calcext:value-type="float">
            <text:p>5.22</text:p>
          </table:table-cell>
          <table:table-cell table:formula="of:=-[.B19]/[.$F$5] + [.A19]/[.$F$5]" office:value-type="float" office:value="0.0378" calcext:value-type="float">
            <text:p>0.037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.23" calcext:value-type="float">
            <text:p>5.23</text:p>
          </table:table-cell>
          <table:table-cell table:formula="of:=-[.B20]/[.$F$5] + [.A20]/[.$F$5]" office:value-type="float" office:value="0.0427" calcext:value-type="float">
            <text:p>0.04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table:formula="of:=-[.B21]/[.$F$5] + [.A21]/[.$F$5]" office:value-type="float" office:value="0.0475" calcext:value-type="float">
            <text:p>0.0475</text:p>
          </table:table-cell>
          <table:table-cell table:number-columns-repeated="3"/>
        </table:table-row>
      </table:table>
      <table:table table:name="renton't" table:style-name="ta1">
        <table:shapes>
          <draw:frame draw:z-index="0" draw:style-name="gr1" draw:text-style-name="P1" svg:width="6.2906in" svg:height="3.5335in" svg:x="3.8748in" svg:y="1.9661in">
            <draw:object draw:notify-on-update-of-ranges="'renton''t'.A2:'renton''t'.A21 'renton''t'.B2:'renton''t'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2in" svg:height="3.5445in" svg:x="10.3417in" svg:y="1.787in">
            <draw:object draw:notify-on-update-of-ranges="'renton''t'.B2:'renton''t'.B22 'renton''t'.C2:'renton''t'.C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table:formula="of:=-[.B2]/[.$F$5] + [.A2]/[.$F$5]" office:value-type="float" office:value="-0.00013" calcext:value-type="float">
            <text:p>-0.00013</text:p>
          </table:table-cell>
          <table:table-cell table:number-columns-repeated="3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formula="of:=-[.B3]/[.$F$5] + [.A3]/[.$F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8" calcext:value-type="float">
            <text:p>0.278</text:p>
          </table:table-cell>
          <table:table-cell table:formula="of:=-[.B4]/[.$F$5] + [.A4]/[.$F$5]" office:value-type="float" office:value="0.00022" calcext:value-type="float">
            <text:p>0.0002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table:formula="of:=-[.B5]/[.$F$5] + [.A5]/[.$F$5]" office:value-type="float" office:value="0.0008" calcext:value-type="float">
            <text:p>0.0008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29" calcext:value-type="float">
            <text:p>0.529</text:p>
          </table:table-cell>
          <table:table-cell table:formula="of:=-[.B6]/[.$F$5] + [.A6]/[.$F$5]" office:value-type="float" office:value="0.00071" calcext:value-type="float">
            <text:p>0.0007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32" calcext:value-type="float">
            <text:p>0.632</text:p>
          </table:table-cell>
          <table:table-cell table:formula="of:=-[.B7]/[.$F$5] + [.A7]/[.$F$5]" office:value-type="float" office:value="0.00168" calcext:value-type="float">
            <text:p>0.00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table:formula="of:=-[.B8]/[.$F$5] + [.A8]/[.$F$5]" office:value-type="float" office:value="0.00289" calcext:value-type="float">
            <text:p>0.00289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47" calcext:value-type="float">
            <text:p>0.747</text:p>
          </table:table-cell>
          <table:table-cell table:formula="of:=-[.B9]/[.$F$5] + [.A9]/[.$F$5]" office:value-type="float" office:value="0.00453" calcext:value-type="float">
            <text:p>0.00453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table:formula="of:=-[.B10]/[.$F$5] + [.A10]/[.$F$5]" office:value-type="float" office:value="0.0064" calcext:value-type="float">
            <text:p>0.006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65" calcext:value-type="float">
            <text:p>0.765</text:p>
          </table:table-cell>
          <table:table-cell table:formula="of:=-[.B11]/[.$F$5] + [.A11]/[.$F$5]" office:value-type="float" office:value="0.00735" calcext:value-type="float">
            <text:p>0.007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3" calcext:value-type="float">
            <text:p>0.783</text:p>
          </table:table-cell>
          <table:table-cell table:formula="of:=-[.B12]/[.$F$5] + [.A12]/[.$F$5]" office:value-type="float" office:value="0.01217" calcext:value-type="float">
            <text:p>0.0121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93" calcext:value-type="float">
            <text:p>0.793</text:p>
          </table:table-cell>
          <table:table-cell table:formula="of:=-[.B13]/[.$F$5] + [.A13]/[.$F$5]" office:value-type="float" office:value="0.01707" calcext:value-type="float">
            <text:p>0.017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1" calcext:value-type="float">
            <text:p>0.801</text:p>
          </table:table-cell>
          <table:table-cell table:formula="of:=-[.B14]/[.$F$5] + [.A14]/[.$F$5]" office:value-type="float" office:value="0.02199" calcext:value-type="float">
            <text:p>0.0219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06" calcext:value-type="float">
            <text:p>0.806</text:p>
          </table:table-cell>
          <table:table-cell table:formula="of:=-[.B15]/[.$F$5] + [.A15]/[.$F$5]" office:value-type="float" office:value="0.02694" calcext:value-type="float">
            <text:p>0.026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2" calcext:value-type="float">
            <text:p>0.812</text:p>
          </table:table-cell>
          <table:table-cell table:formula="of:=-[.B16]/[.$F$5] + [.A16]/[.$F$5]" office:value-type="float" office:value="0.03188" calcext:value-type="float">
            <text:p>0.03188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17" calcext:value-type="float">
            <text:p>0.817</text:p>
          </table:table-cell>
          <table:table-cell table:formula="of:=-[.B17]/[.$F$5] + [.A17]/[.$F$5]" office:value-type="float" office:value="0.03683" calcext:value-type="float">
            <text:p>0.036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table:formula="of:=-[.B18]/[.$F$5] + [.A18]/[.$F$5]" office:value-type="float" office:value="0.0418" calcext:value-type="float">
            <text:p>0.0418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3" calcext:value-type="float">
            <text:p>0.823</text:p>
          </table:table-cell>
          <table:table-cell table:formula="of:=-[.B19]/[.$F$5] + [.A19]/[.$F$5]" office:value-type="float" office:value="0.04677" calcext:value-type="float">
            <text:p>0.046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6" calcext:value-type="float">
            <text:p>0.826</text:p>
          </table:table-cell>
          <table:table-cell table:formula="of:=-[.B20]/[.$F$5] + [.A20]/[.$F$5]" office:value-type="float" office:value="0.05174" calcext:value-type="float">
            <text:p>0.05174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3" calcext:value-type="float">
            <text:p>0.83</text:p>
          </table:table-cell>
          <table:table-cell table:formula="of:=-[.B21]/[.$F$5] + [.A21]/[.$F$5]" office:value-type="float" office:value="0.0567" calcext:value-type="float">
            <text:p>0.05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2" calcext:value-type="float">
            <text:p>0.832</text:p>
          </table:table-cell>
          <table:table-cell table:formula="of:=-[.B22]/[.$F$5] + [.A22]/[.$F$5]" office:value-type="float" office:value="0.06168" calcext:value-type="float">
            <text:p>0.06168</text:p>
          </table:table-cell>
          <table:table-cell table:number-columns-repeated="3"/>
        </table:table-row>
      </table:table>
      <table:table table:name="2recto" table:style-name="ta1">
        <table:shapes>
          <draw:frame draw:z-index="0" draw:style-name="gr1" draw:text-style-name="P1" svg:width="6.2906in" svg:height="3.5335in" svg:x="3.5512in" svg:y="1.0224in">
            <draw:object draw:notify-on-update-of-ranges="2recto.A2:2recto.A26 2recto.B2:2recto.B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41in" svg:height="3.5409in" svg:x="9.061in" svg:y="0.874in">
            <draw:object draw:notify-on-update-of-ranges="2recto.B2:2recto.B25 2recto.C2:2recto.C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table:formula="of:=-[.B2]/[.$F$5] + [.A2]/[.$F$5]" office:value-type="float" office:value="0.00109" calcext:value-type="float">
            <text:p>0.001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1" calcext:value-type="float">
            <text:p>0.791</text:p>
          </table:table-cell>
          <table:table-cell table:formula="of:=-[.B3]/[.$F$5] + [.A3]/[.$F$5]" office:value-type="float" office:value="0.00209" calcext:value-type="float">
            <text:p>0.0020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59" calcext:value-type="float">
            <text:p>1.159</text:p>
          </table:table-cell>
          <table:table-cell table:formula="of:=-[.B4]/[.$F$5] + [.A4]/[.$F$5]" office:value-type="float" office:value="0.00341" calcext:value-type="float">
            <text:p>0.003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6" calcext:value-type="float">
            <text:p>1.586</text:p>
          </table:table-cell>
          <table:table-cell table:formula="of:=-[.B5]/[.$F$5] + [.A5]/[.$F$5]" office:value-type="float" office:value="0.00414" calcext:value-type="float">
            <text:p>0.00414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39" calcext:value-type="float">
            <text:p>1.939</text:p>
          </table:table-cell>
          <table:table-cell table:formula="of:=-[.B6]/[.$F$5] + [.A6]/[.$F$5]" office:value-type="float" office:value="0.00561" calcext:value-type="float">
            <text:p>0.005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48" calcext:value-type="float">
            <text:p>2.348</text:p>
          </table:table-cell>
          <table:table-cell table:formula="of:=-[.B7]/[.$F$5] + [.A7]/[.$F$5]" office:value-type="float" office:value="0.00652" calcext:value-type="float">
            <text:p>0.0065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685" calcext:value-type="float">
            <text:p>2.685</text:p>
          </table:table-cell>
          <table:table-cell table:formula="of:=-[.B8]/[.$F$5] + [.A8]/[.$F$5]" office:value-type="float" office:value="0.00815" calcext:value-type="float">
            <text:p>0.008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9" calcext:value-type="float">
            <text:p>3.09</text:p>
          </table:table-cell>
          <table:table-cell table:formula="of:=-[.B9]/[.$F$5] + [.A9]/[.$F$5]" office:value-type="float" office:value="0.0091" calcext:value-type="float">
            <text:p>0.009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454" calcext:value-type="float">
            <text:p>3.454</text:p>
          </table:table-cell>
          <table:table-cell table:formula="of:=-[.B10]/[.$F$5] + [.A10]/[.$F$5]" office:value-type="float" office:value="0.01046" calcext:value-type="float">
            <text:p>0.010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96" calcext:value-type="float">
            <text:p>3.896</text:p>
          </table:table-cell>
          <table:table-cell table:formula="of:=-[.B11]/[.$F$5] + [.A11]/[.$F$5]" office:value-type="float" office:value="0.01104" calcext:value-type="float">
            <text:p>0.01104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8" calcext:value-type="float">
            <text:p>4.28</text:p>
          </table:table-cell>
          <table:table-cell table:formula="of:=-[.B12]/[.$F$5] + [.A12]/[.$F$5]" office:value-type="float" office:value="0.0122" calcext:value-type="float">
            <text:p>0.01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4" calcext:value-type="float">
            <text:p>4.64</text:p>
          </table:table-cell>
          <table:table-cell table:formula="of:=-[.B13]/[.$F$5] + [.A13]/[.$F$5]" office:value-type="float" office:value="0.0136" calcext:value-type="float">
            <text:p>0.0136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6" calcext:value-type="float">
            <text:p>4.96</text:p>
          </table:table-cell>
          <table:table-cell table:formula="of:=-[.B14]/[.$F$5] + [.A14]/[.$F$5]" office:value-type="float" office:value="0.0154" calcext:value-type="float">
            <text:p>0.01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7" calcext:value-type="float">
            <text:p>5.37</text:p>
          </table:table-cell>
          <table:table-cell table:formula="of:=-[.B15]/[.$F$5] + [.A15]/[.$F$5]" office:value-type="float" office:value="0.0163" calcext:value-type="float">
            <text:p>0.0163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table:formula="of:=-[.B16]/[.$F$5] + [.A16]/[.$F$5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6" calcext:value-type="float">
            <text:p>6.16</text:p>
          </table:table-cell>
          <table:table-cell table:formula="of:=-[.B17]/[.$F$5] + [.A17]/[.$F$5]" office:value-type="float" office:value="0.0184" calcext:value-type="float">
            <text:p>0.018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49" calcext:value-type="float">
            <text:p>6.49</text:p>
          </table:table-cell>
          <table:table-cell table:formula="of:=-[.B18]/[.$F$5] + [.A18]/[.$F$5]" office:value-type="float" office:value="0.0201" calcext:value-type="float">
            <text:p>0.02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2" calcext:value-type="float">
            <text:p>6.72</text:p>
          </table:table-cell>
          <table:table-cell table:formula="of:=-[.B19]/[.$F$5] + [.A19]/[.$F$5]" office:value-type="float" office:value="0.0228" calcext:value-type="float">
            <text:p>0.022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table:formula="of:=-[.B20]/[.$F$5] + [.A20]/[.$F$5]" office:value-type="float" office:value="0.0275" calcext:value-type="float">
            <text:p>0.02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7" calcext:value-type="float">
            <text:p>6.77</text:p>
          </table:table-cell>
          <table:table-cell table:formula="of:=-[.B21]/[.$F$5] + [.A21]/[.$F$5]" office:value-type="float" office:value="0.0323" calcext:value-type="float">
            <text:p>0.0323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.81" calcext:value-type="float">
            <text:p>6.81</text:p>
          </table:table-cell>
          <table:table-cell table:formula="of:=-[.B22]/[.$F$5] + [.A22]/[.$F$5]" office:value-type="float" office:value="0.0369" calcext:value-type="float">
            <text:p>0.03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3" calcext:value-type="float">
            <text:p>6.83</text:p>
          </table:table-cell>
          <table:table-cell table:formula="of:=-[.B23]/[.$F$5] + [.A23]/[.$F$5]" office:value-type="float" office:value="0.0417" calcext:value-type="float">
            <text:p>0.0417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.85" calcext:value-type="float">
            <text:p>6.85</text:p>
          </table:table-cell>
          <table:table-cell table:formula="of:=-[.B24]/[.$F$5] + [.A24]/[.$F$5]" office:value-type="float" office:value="0.0465" calcext:value-type="float">
            <text:p>0.04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8" calcext:value-type="float">
            <text:p>6.88</text:p>
          </table:table-cell>
          <table:table-cell table:formula="of:=-[.B25]/[.$F$5] + [.A25]/[.$F$5]" office:value-type="float" office:value="0.0512" calcext:value-type="float">
            <text:p>0.0512</text:p>
          </table:table-cell>
          <table:table-cell table:number-columns-repeated="3"/>
        </table:table-row>
      </table:table>
      <table:table table:name="2recton't" table:style-name="ta1">
        <table:shapes>
          <draw:frame draw:z-index="0" draw:style-name="gr1" draw:text-style-name="P1" svg:width="6.2988in" svg:height="3.5429in" svg:x="3.8866in" svg:y="1.2433in">
            <draw:object draw:notify-on-update-of-ranges="'2recton''t'.A2:'2recton''t'.A25 '2recton''t'.B2:'2recton''t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37in" svg:height="3.5406in" svg:x="9.6059in" svg:y="1.348in">
            <draw:object draw:notify-on-update-of-ranges="'2recton''t'.B2:'2recton''t'.B27 '2recton''t'.C2:'2recton''t'.C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table:formula="of:=-[.B2]/[.$F$5] + [.A2]/[.$F$5]"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table:formula="of:=-[.B3]/[.$F$5] + [.A3]/[.$F$5]" office:value-type="float" office:value="0.0000399999999999997" calcext:value-type="float">
            <text:p>3.99999999999997E-0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7" calcext:value-type="float">
            <text:p>0.277</text:p>
          </table:table-cell>
          <table:table-cell table:formula="of:=-[.B4]/[.$F$5] + [.A4]/[.$F$5]" office:value-type="float" office:value="0.000229999999999999" calcext:value-type="float">
            <text:p>0.00022999999999999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49" calcext:value-type="float">
            <text:p>0.349</text:p>
          </table:table-cell>
          <table:table-cell table:formula="of:=-[.B5]/[.$F$5] + [.A5]/[.$F$5]" office:value-type="float" office:value="0.000510000000000001" calcext:value-type="float">
            <text:p>0.000510000000000001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table:formula="of:=-[.B6]/[.$F$5] + [.A6]/[.$F$5]" office:value-type="float" office:value="0.0011" calcext:value-type="float">
            <text:p>0.001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12" calcext:value-type="float">
            <text:p>0.512</text:p>
          </table:table-cell>
          <table:table-cell table:formula="of:=-[.B7]/[.$F$5] + [.A7]/[.$F$5]" office:value-type="float" office:value="0.00088" calcext:value-type="float">
            <text:p>0.000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1" calcext:value-type="float">
            <text:p>0.551</text:p>
          </table:table-cell>
          <table:table-cell table:formula="of:=-[.B8]/[.$F$5] + [.A8]/[.$F$5]" office:value-type="float" office:value="0.00149" calcext:value-type="float">
            <text:p>0.0014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36" calcext:value-type="float">
            <text:p>0.636</text:p>
          </table:table-cell>
          <table:table-cell table:formula="of:=-[.B9]/[.$F$5] + [.A9]/[.$F$5]" office:value-type="float" office:value="0.00164" calcext:value-type="float">
            <text:p>0.0016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-[.B10]/[.$F$5] + [.A10]/[.$F$5]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table:formula="of:=-[.B11]/[.$F$5] + [.A11]/[.$F$5]" office:value-type="float" office:value="0.00294" calcext:value-type="float">
            <text:p>0.0029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32" calcext:value-type="float">
            <text:p>0.732</text:p>
          </table:table-cell>
          <table:table-cell table:formula="of:=-[.B12]/[.$F$5] + [.A12]/[.$F$5]" office:value-type="float" office:value="0.00368" calcext:value-type="float">
            <text:p>0.0036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43" calcext:value-type="float">
            <text:p>0.743</text:p>
          </table:table-cell>
          <table:table-cell table:formula="of:=-[.B13]/[.$F$5] + [.A13]/[.$F$5]" office:value-type="float" office:value="0.00457" calcext:value-type="float">
            <text:p>0.0045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59" calcext:value-type="float">
            <text:p>0.759</text:p>
          </table:table-cell>
          <table:table-cell table:formula="of:=-[.B14]/[.$F$5] + [.A14]/[.$F$5]" office:value-type="float" office:value="0.00741" calcext:value-type="float">
            <text:p>0.007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5" calcext:value-type="float">
            <text:p>0.775</text:p>
          </table:table-cell>
          <table:table-cell table:formula="of:=-[.B15]/[.$F$5] + [.A15]/[.$F$5]" office:value-type="float" office:value="0.01225" calcext:value-type="float">
            <text:p>0.01225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87" calcext:value-type="float">
            <text:p>0.787</text:p>
          </table:table-cell>
          <table:table-cell table:formula="of:=-[.B16]/[.$F$5] + [.A16]/[.$F$5]" office:value-type="float" office:value="0.01713" calcext:value-type="float">
            <text:p>0.017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" calcext:value-type="float">
            <text:p>0.796</text:p>
          </table:table-cell>
          <table:table-cell table:formula="of:=-[.B17]/[.$F$5] + [.A17]/[.$F$5]" office:value-type="float" office:value="0.02204" calcext:value-type="float">
            <text:p>0.0220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01" calcext:value-type="float">
            <text:p>0.801</text:p>
          </table:table-cell>
          <table:table-cell table:formula="of:=-[.B18]/[.$F$5] + [.A18]/[.$F$5]" office:value-type="float" office:value="0.02699" calcext:value-type="float">
            <text:p>0.026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9" calcext:value-type="float">
            <text:p>0.809</text:p>
          </table:table-cell>
          <table:table-cell table:formula="of:=-[.B19]/[.$F$5] + [.A19]/[.$F$5]" office:value-type="float" office:value="0.03191" calcext:value-type="float">
            <text:p>0.0319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14" calcext:value-type="float">
            <text:p>0.814</text:p>
          </table:table-cell>
          <table:table-cell table:formula="of:=-[.B20]/[.$F$5] + [.A20]/[.$F$5]" office:value-type="float" office:value="0.03686" calcext:value-type="float">
            <text:p>0.036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9" calcext:value-type="float">
            <text:p>0.819</text:p>
          </table:table-cell>
          <table:table-cell table:formula="of:=-[.B21]/[.$F$5] + [.A21]/[.$F$5]" office:value-type="float" office:value="0.04181" calcext:value-type="float">
            <text:p>0.04181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2" calcext:value-type="float">
            <text:p>0.822</text:p>
          </table:table-cell>
          <table:table-cell table:formula="of:=-[.B22]/[.$F$5] + [.A22]/[.$F$5]" office:value-type="float" office:value="0.04678" calcext:value-type="float">
            <text:p>0.046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6" calcext:value-type="float">
            <text:p>0.826</text:p>
          </table:table-cell>
          <table:table-cell table:formula="of:=-[.B23]/[.$F$5] + [.A23]/[.$F$5]" office:value-type="float" office:value="0.05174" calcext:value-type="float">
            <text:p>0.05174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28" calcext:value-type="float">
            <text:p>0.828</text:p>
          </table:table-cell>
          <table:table-cell table:formula="of:=-[.B24]/[.$F$5] + [.A24]/[.$F$5]" office:value-type="float" office:value="0.05672" calcext:value-type="float">
            <text:p>0.0567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7" calcext:value-type="float">
            <text:p>0.837</text:p>
          </table:table-cell>
          <table:table-cell table:formula="of:=-[.B25]/[.$F$5] + [.A25]/[.$F$5]" office:value-type="float" office:value="0.06163" calcext:value-type="float">
            <text:p>0.06163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37" calcext:value-type="float">
            <text:p>0.837</text:p>
          </table:table-cell>
          <table:table-cell table:formula="of:=-[.B26]/[.$F$5] + [.A26]/[.$F$5]" office:value-type="float" office:value="0.06663" calcext:value-type="float">
            <text:p>0.0666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</text:p>
          </table:table-cell>
          <table:table-cell table:formula="of:=-[.B27]/[.$F$5] + [.A27]/[.$F$5]" office:value-type="float" office:value="0.0716" calcext:value-type="float">
            <text:p>0.07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8:40:30.834380615</meta:creation-date>
    <dc:date>2023-09-14T09:48:01.740146701</dc:date>
    <meta:editing-duration>PT1H7M36S</meta:editing-duration>
    <meta:editing-cycles>2</meta:editing-cycles>
    <meta:generator>LibreOffice/7.5.5.2$Linux_X86_64 LibreOffice_project/50$Build-2</meta:generator>
    <meta:document-statistic meta:table-count="4" meta:cell-count="293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Recto.A2:Recto.B21" svg:x="0.32cm" svg:y="0.18cm" svg:width="13.097cm" svg:height="8.64cm">
          <chart:coordinate-region svg:x="0.756cm" svg:y="0.379cm" svg:width="12.4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o.B2:Recto.B21" chart:class="chart:scatter">
            <chart:domain table:cell-range-address="Recto.A2:Recto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Recto.A2:Recto.A21</svg:desc>
                </draw:g>
              </table:table-cell>
              <table:table-cell office:value-type="float" office:value="0.44">
                <text:p>0.44</text:p>
                <draw:g>
                  <svg:desc>Recto.B2:Recto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362">
                <text:p>2.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099">
                <text:p>3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3.716cm" svg:y="4.189cm" style:legend-expansion="high" chart:style-name="ch2"/>
        <chart:plot-area chart:style-name="ch3" table:cell-range-address="'renton''t'.A2:'renton''t'.B21" svg:x="0.319cm" svg:y="0.179cm" svg:width="13.078cm" svg:height="8.618cm">
          <chart:coordinate-region svg:x="1.046cm" svg:y="0.379cm" svg:width="12.257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nton''t'.B2:'renton''t'.B21" chart:class="chart:scatter">
            <chart:domain table:cell-range-address="'renton''t'.A2:'renton''t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renton''t'.A2:'renton''t'.A21</svg:desc>
                </draw:g>
              </table:table-cell>
              <table:table-cell office:value-type="float" office:value="0.113">
                <text:p>0.113</text:p>
                <draw:g>
                  <svg:desc>'renton''t'.B2:'renton''t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">
                <text:p>5.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3.716cm" svg:y="4.189cm" style:legend-expansion="high" chart:style-name="ch2"/>
        <chart:plot-area chart:style-name="ch3" table:cell-range-address="2recto.A2:2recto.B26" svg:x="0.319cm" svg:y="0.179cm" svg:width="13.078cm" svg:height="8.618cm">
          <chart:coordinate-region svg:x="0.755cm" svg:y="0.378cm" svg:width="12.455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recto.B2:2recto.B26" chart:class="chart:scatter">
            <chart:domain table:cell-range-address="2recto.A2:2recto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2recto.A2:2recto.A26</svg:desc>
                </draw:g>
              </table:table-cell>
              <table:table-cell office:value-type="float" office:value="0.391">
                <text:p>0.391</text:p>
                <draw:g>
                  <svg:desc>2recto.B2:2recto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2recton''t'.A2:'2recton''t'.B25" svg:x="0.32cm" svg:y="0.18cm" svg:width="13.097cm" svg:height="8.64cm">
          <chart:coordinate-region svg:x="1.047cm" svg:y="0.379cm" svg:width="12.2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recton''t'.B2:'2recton''t'.B25" chart:class="chart:scatter">
            <chart:domain table:cell-range-address="'2recton''t'.A2:'2recton''t'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2recton''t'.A2:'2recton''t'.A25</svg:desc>
                </draw:g>
              </table:table-cell>
              <table:table-cell office:value-type="float" office:value="0.087">
                <text:p>0.087</text:p>
                <draw:g>
                  <svg:desc>'2recton''t'.B2:'2recton''t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">
                <text:p>6.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837">
                <text:p>0.8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4cm" xlink:href=".." xlink:type="simple" chart:class="chart:scatter" chart:style-name="ch1">
        <chart:legend chart:legend-position="end" svg:x="13.733cm" svg:y="4.203cm" style:legend-expansion="high" chart:style-name="ch2"/>
        <chart:plot-area chart:style-name="ch3" table:cell-range-address="'renton''t'.B2:'renton''t'.C22" svg:x="0.319cm" svg:y="0.18cm" svg:width="13.095cm" svg:height="8.644cm">
          <chart:coordinate-region svg:x="1.337cm" svg:y="0.38cm" svg:width="11.837cm" svg:height="8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nton''t'.C2:'renton''t'.C22" chart:class="chart:scatter">
            <chart:domain table:cell-range-address="'renton''t'.B2:'renton''t'.B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">
                <text:p>0.113</text:p>
                <draw:g>
                  <svg:desc>'renton''t'.B2:'renton''t'.B22</svg:desc>
                </draw:g>
              </table:table-cell>
              <table:table-cell office:value-type="float" office:value="-0.00013">
                <text:p>-0.00013</text:p>
                <draw:g>
                  <svg:desc>'renton''t'.C2:'renton''t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9">
                <text:p>0.529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2">
                <text:p>0.63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">
                <text:p>0.711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7">
                <text:p>0.747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5">
                <text:p>0.765</text:p>
              </table:table-cell>
              <table:table-cell office:value-type="float" office:value="0.00735">
                <text:p>0.00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3">
                <text:p>0.783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3">
                <text:p>0.793</text:p>
              </table:table-cell>
              <table:table-cell office:value-type="float" office:value="0.01707">
                <text:p>0.0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1">
                <text:p>0.801</text:p>
              </table:table-cell>
              <table:table-cell office:value-type="float" office:value="0.02199">
                <text:p>0.02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6">
                <text:p>0.806</text:p>
              </table:table-cell>
              <table:table-cell office:value-type="float" office:value="0.02694">
                <text:p>0.02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2">
                <text:p>0.812</text:p>
              </table:table-cell>
              <table:table-cell office:value-type="float" office:value="0.03188">
                <text:p>0.03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7">
                <text:p>0.817</text:p>
              </table:table-cell>
              <table:table-cell office:value-type="float" office:value="0.03683">
                <text:p>0.03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">
                <text:p>0.82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3">
                <text:p>0.823</text:p>
              </table:table-cell>
              <table:table-cell office:value-type="float" office:value="0.04677">
                <text:p>0.04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05174">
                <text:p>0.05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2">
                <text:p>0.832</text:p>
              </table:table-cell>
              <table:table-cell office:value-type="float" office:value="0.06168">
                <text:p>0.06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3.724cm" svg:y="4.198cm" style:legend-expansion="high" chart:style-name="ch2"/>
        <chart:plot-area chart:style-name="ch3" table:cell-range-address="'2recton''t'.B2:'2recton''t'.C27" svg:x="0.319cm" svg:y="0.179cm" svg:width="13.086cm" svg:height="8.636cm">
          <chart:coordinate-region svg:x="1.231cm" svg:y="0.378cm" svg:width="11.934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recton''t'.C2:'2recton''t'.C27" chart:class="chart:scatter">
            <chart:domain table:cell-range-address="'2recton''t'.B2:'2recton''t'.B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">
                <text:p>0.087</text:p>
                <draw:g>
                  <svg:desc>'2recton''t'.B2:'2recton''t'.B27</svg:desc>
                </draw:g>
              </table:table-cell>
              <table:table-cell office:value-type="float" office:value="0.00013">
                <text:p>0.00013</text:p>
                <draw:g>
                  <svg:desc>'2recton''t'.C2:'2recton''t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6">
                <text:p>0.196</text:p>
              </table:table-cell>
              <table:table-cell office:value-type="float" office:value="0.0000399999999999997">
                <text:p>0.000039999999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7">
                <text:p>0.277</text:p>
              </table:table-cell>
              <table:table-cell office:value-type="float" office:value="0.000229999999999999">
                <text:p>0.00022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">
                <text:p>0.349</text:p>
              </table:table-cell>
              <table:table-cell office:value-type="float" office:value="0.000510000000000001">
                <text:p>0.00051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2">
                <text:p>0.512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1">
                <text:p>0.55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6">
                <text:p>0.63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6">
                <text:p>0.706</text:p>
              </table:table-cell>
              <table:table-cell office:value-type="float" office:value="0.00294">
                <text:p>0.00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9">
                <text:p>0.759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5">
                <text:p>0.775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7">
                <text:p>0.787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6">
                <text:p>0.796</text:p>
              </table:table-cell>
              <table:table-cell office:value-type="float" office:value="0.02204">
                <text:p>0.02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">
                <text:p>0.801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9">
                <text:p>0.809</text:p>
              </table:table-cell>
              <table:table-cell office:value-type="float" office:value="0.03191">
                <text:p>0.03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4">
                <text:p>0.814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0.04181">
                <text:p>0.0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2">
                <text:p>0.822</text:p>
              </table:table-cell>
              <table:table-cell office:value-type="float" office:value="0.04678">
                <text:p>0.04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6">
                <text:p>0.826</text:p>
              </table:table-cell>
              <table:table-cell office:value-type="float" office:value="0.05174">
                <text:p>0.05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">
                <text:p>0.828</text:p>
              </table:table-cell>
              <table:table-cell office:value-type="float" office:value="0.05672">
                <text:p>0.05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7">
                <text:p>0.837</text:p>
              </table:table-cell>
              <table:table-cell office:value-type="float" office:value="0.06163">
                <text:p>0.06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7">
                <text:p>0.837</text:p>
              </table:table-cell>
              <table:table-cell office:value-type="float" office:value="0.06663">
                <text:p>0.06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0.0716">
                <text:p>0.07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4.703cm" svg:y="4.198cm" style:legend-expansion="high" chart:style-name="ch2"/>
        <chart:plot-area chart:style-name="ch3" table:cell-range-address="Recto.B1:Recto.C21" chart:data-source-has-labels="row" svg:x="0.319cm" svg:y="0.179cm" svg:width="14.065cm" svg:height="8.636cm">
          <chart:coordinate-region svg:x="1.417cm" svg:y="0.379cm" svg:width="12.873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o.C2:Recto.C21" chart:label-cell-address="Recto.C1:Recto.C1" chart:class="chart:scatter">
            <chart:domain table:cell-range-address="Recto.B2:Recto.B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_D</text:p>
                <draw:g>
                  <svg:desc>Recto.C1:Rect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Recto.B2:Recto.B21</svg:desc>
                </draw:g>
              </table:table-cell>
              <table:table-cell office:value-type="float" office:value="0.0006">
                <text:p>0.0006</text:p>
                <draw:g>
                  <svg:desc>Recto.C2:Recto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5">
                <text:p>0.715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8">
                <text:p>1.22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4">
                <text:p>1.584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5">
                <text:p>1.935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2">
                <text:p>2.362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91">
                <text:p>2.691</text:p>
              </table:table-cell>
              <table:table-cell office:value-type="float" office:value="0.00809">
                <text:p>0.0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99">
                <text:p>3.099</text:p>
              </table:table-cell>
              <table:table-cell office:value-type="float" office:value="0.00901">
                <text:p>0.0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5">
                <text:p>3.465</text:p>
              </table:table-cell>
              <table:table-cell office:value-type="float" office:value="0.01035">
                <text:p>0.01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24">
                <text:p>3.824</text:p>
              </table:table-cell>
              <table:table-cell office:value-type="float" office:value="0.01176">
                <text:p>0.0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7">
                <text:p>4.5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1">
                <text:p>5.0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">
                <text:p>5.15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7">
                <text:p>5.1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9">
                <text:p>5.19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1">
                <text:p>5.21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2">
                <text:p>5.22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3">
                <text:p>5.23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0.0475">
                <text:p>0.04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scatter" chart:style-name="ch1">
        <chart:legend chart:legend-position="end" svg:x="13.725cm" svg:y="4.198cm" style:legend-expansion="high" chart:style-name="ch2"/>
        <chart:plot-area chart:style-name="ch3" table:cell-range-address="2recto.B2:2recto.C25" svg:x="0.319cm" svg:y="0.179cm" svg:width="13.087cm" svg:height="8.637cm">
          <chart:coordinate-region svg:x="1.231cm" svg:y="0.378cm" svg:width="12.081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recto.C2:2recto.C25" chart:class="chart:scatter">
            <chart:domain table:cell-range-address="2recto.B2:2recto.B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1">
                <text:p>0.391</text:p>
                <draw:g>
                  <svg:desc>2recto.B2:2recto.B25</svg:desc>
                </draw:g>
              </table:table-cell>
              <table:table-cell office:value-type="float" office:value="0.00109">
                <text:p>0.00109</text:p>
                <draw:g>
                  <svg:desc>2recto.C2:2recto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1">
                <text:p>0.791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9">
                <text:p>1.159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6">
                <text:p>1.586</text:p>
              </table:table-cell>
              <table:table-cell office:value-type="float" office:value="0.00414">
                <text:p>0.0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9">
                <text:p>1.939</text:p>
              </table:table-cell>
              <table:table-cell office:value-type="float" office:value="0.00561">
                <text:p>0.00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8">
                <text:p>2.348</text:p>
              </table:table-cell>
              <table:table-cell office:value-type="float" office:value="0.00652">
                <text:p>0.00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5">
                <text:p>2.685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9">
                <text:p>3.0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4">
                <text:p>3.454</text:p>
              </table:table-cell>
              <table:table-cell office:value-type="float" office:value="0.01046">
                <text:p>0.01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96">
                <text:p>3.896</text:p>
              </table:table-cell>
              <table:table-cell office:value-type="float" office:value="0.01104">
                <text:p>0.01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8">
                <text:p>4.28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4">
                <text:p>4.6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6">
                <text:p>4.9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7">
                <text:p>5.37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6">
                <text:p>6.16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9">
                <text:p>6.49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2">
                <text:p>6.7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7">
                <text:p>6.77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1">
                <text:p>6.81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">
                <text:p>6.83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5">
                <text:p>6.85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">
                <text:p>6.88</text:p>
              </table:table-cell>
              <table:table-cell office:value-type="float" office:value="0.0512">
                <text:p>0.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